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text-properties fo:font-size="11pt" fo:font-weight="normal" style:font-size-asian="11pt" style:font-weight-asian="normal" style:font-size-complex="11pt" style:font-weight-complex="normal"/>
    </style:style>
    <style:style style:name="P6" style:family="paragraph" style:parent-style-name="Text_20_body">
      <style:text-properties fo:font-size="11pt" fo:font-weight="normal" style:font-size-asian="9.60000038146973pt" style:font-weight-asian="normal" style:font-size-complex="11pt" style:font-weight-complex="normal"/>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Heading_20_1">
      <style:text-properties fo:font-size="22pt" style:font-size-asian="22pt" style:font-size-complex="22pt"/>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size="12pt" fo:font-weight="normal" style:font-size-asian="10.5pt" style:font-weight-asian="normal" style:font-size-complex="12pt" style:font-weight-complex="normal"/>
    </style:style>
    <style:style style:name="P11" style:family="paragraph" style:parent-style-name="Text_20_body">
      <style:text-properties fo:font-size="12pt" fo:font-weight="bold" style:font-size-asian="10.5pt" style:font-weight-asian="bold" style:font-size-complex="12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ragraph"/>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vertical-pos="top" style:vertical-rel="page-content" style:horizontal-pos="center" style:horizontal-rel="page"/>
    </style:style>
    <style:style style:name="fr4"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4" svg:x="0.7571in" svg:y="1.3209in" svg:width="7.1819in" draw:z-index="3">
        <draw:text-box fo:min-height="0.4516in">
          <text:h text:style-name="Heading_20_1" text:outline-level="1">WBTV 4: Channel Description Format</text:h>
        </draw:text-box>
      </draw:frame>
      <text:h text:style-name="Heading_20_1" text:outline-level="1"><draw:frame draw:style-name="fr2" draw:name="Frame1" text:anchor-type="paragraph" svg:x="0.0902in" svg:y="-0.0098in" svg:width="6.8445in" draw:z-index="0"><draw:text-box fo:min-height="0.5429in"><text:h text:style-name="P8"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9"/>
      <text:p text:style-name="P9">Calculated over all the bytes of the raw channel, the tilde, and the raw message, but not including the escapes or any other control characters except for the tilde. The checksum is appended to the message slow byte first, making the full message structure:</text:p>
      <text:p text:style-name="Standard"><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3" draw:name="Frame2" text:anchor-type="paragraph" svg:width="7.0937in" draw:z-index="1"><draw:text-box fo:min-height="0.7327in"><text:h text:style-name="Heading_20_1" text:outline-level="1">WBTV 2: Device Discovery and ID Mechanisms</text:h></draw:text-box></draw:frame><text:soft-page-break/>Introduction</text:h>
      <text:p text:style-name="P4">Often it becomes neccesary to uniquely identify a device, and to enumerate devices on the bus. This document establishes rules for device IDs for WBTV devices.</text:p>
      <text:p text:style-name="P3">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may contain any arbitrary byte string. If a non-ASCII character is found in a name, it should be interpreted as UTF8.</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All messages must be composed of the sender's UUID followed by a UTF8 status update.</text:p>
      <text:p text:style-name="Text_20_body">The status should consist of the word normal, error, or warning, followed by a colon and the status.</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and then a free-form utf8 description, wherin every line that includes a colon will be considered a key-value pair(as in “version: 1”)</text:p>
      <text:p text:style-name="Text_20_body">Devices should at minimum use the key-val syntax to provide manufacturer and model.</text:p>
      <text:h text:style-name="Heading_20_2" text:outline-level="2">The SCAN channel</text:h>
      <text:p text:style-name="Text_20_body">Posting an empty message to the SCAN channel allows one to scan the network for devices. All devices receiving a blank message on this channel should send any information they may have about themselves and channels they own to the network, such as their friendly name, etc. </text:p>
      <text:p text:style-name="Text_20_body">Devices should NOT immediately send their info, <text:s text:c="4"/>but should wait a random time between 0 seconds and several tens of seconds, and should use a higher than usual backoff period and a lower priority.</text:p>
      <text:p text:style-name="Text_20_body">Devices may also ignore SCAN and instead provide a discover button, the pressing of which causes information to be transmitted.</text:p>
      <text:h text:style-name="Heading_20_2" text:outline-level="2"><draw:frame draw:style-name="fr4" draw:name="Frame3" text:anchor-type="paragraph" svg:x="-0.1445in" svg:y="0.0063in" svg:width="7.5134in" draw:z-index="2"><draw:text-box fo:min-height="0.802in"><text:h text:style-name="Heading_20_1" text:outline-level="1">WBTV 3: Time Synchronization Protocol</text:h></draw:text-box></draw:frame><text:soft-page-break/>Introduction</text:h>
      <text:p text:style-name="Text_20_body">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IME</text:h>
      <text:p text:style-name="Text_20_body">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Standard"/>
      <text:h text:style-name="Heading_20_3" text:outline-level="3">Accuracy Estimate(optional)</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troduction</text:h>
      <text:p text:style-name="Text_20_body">This document defines a text format by which the purpose of a channel may be described</text:p>
      <text:p text:style-name="P3">Where legally possible, I place this document and protocol into the Public Domain. Elsewhere I release this work under the Creative Commons Zero License.</text:p>
      <text:h text:style-name="Heading_20_2" text:outline-level="2">Tuple Description Syntax</text:h>
      <text:p text:style-name="Text_20_body">The syntax imagines messages as tuples composed of concatenated fields.</text:p>
      <text:p text:style-name="Text_20_body">Here [] denotes something that may be repeated 0 or more times, and () is literal.</text:p>
      <text:p text:style-name="P5">[keyword] name ([type name [keyword[option]])</text:p>
      <text:p text:style-name="P11">Example:</text:p>
      <text:p text:style-name="P6">output Voltage (uint16 CH1mV in mV max 5000)</text:p>
      <text:p text:style-name="P7">This tells us that the tuples sent over the channel are called <text:span text:style-name="T5">Voltage</text:span>, and have one field called <text:span text:style-name="T5">CH1mV </text:span>(presumably millivolts measured on channel 1)</text:p>
      <text:p text:style-name="P7">This field is a 16 bit unsigned integer, that may range from 0 to 5000, and the unit is <text:span text:style-name="T5">mV</text:span>, presumably meaning millivolts.</text:p>
      <text:p text:style-name="P7">The keyword output also tells us that whatever devices owns this channel uses it as an output, i.e. it broadcasts on the channel.</text:p>
      <text:p text:style-name="P7">Another, simpler example is:</text:p>
      <text:p text:style-name="P6">intput brightness (uint8 level)</text:p>
      <text:p text:style-name="P7">Which tells us that the device is listening for tuples called <text:span text:style-name="T5">brightness</text:span> that have one field called <text:span text:style-name="T5">level</text:span> that is a 8 bit unsigned integer.</text:p>
      <text:p text:style-name="P7">When the data intended to be transferred cannot be adequately described with the tuple syntax, it should be listed as a tuple containing one blob.</text:p>
      <text:p text:style-name="Text_20_body"/>
      <text:p text:style-name="Text_20_body"/>
      <text:h text:style-name="Heading_20_3" text:outline-level="3">Keywords</text:h>
      <text:h text:style-name="Heading_20_4" text:outline-level="4">Applying to Tuples As a Whole</text:h>
      <text:p text:style-name="Text_20_body">Input: The device listens for this tuple</text:p>
      <text:p text:style-name="Text_20_body">Output: The device <text:s/>transmits this tuple</text:p>
      <text:p text:style-name="Text_20_body">alternate: This is an alternate tuple for this channel, and there are other tuples that may be sent on this channel. Tuples must not be ambiguous, and the first CINFO message of a set of alternatives should not include the keyword</text:p>
      <text:h text:style-name="Heading_20_4" text:outline-level="4">Applying to fields</text:h>
      <text:p text:style-name="Text_20_body">min &lt;x&gt; : Applies to numeric fields or fields that are arrays of numbers. Indicates the minimum value that may be taken by the field of by any array element of the field is &lt;x&gt;. &lt;x&gt; is the inclusive minimum</text:p>
      <text:p text:style-name="Text_20_body">max &lt;x&gt;: same as min. Assigns an inclusive maximum.</text:p>
      <text:p text:style-name="Text_20_body">enum &lt;x&gt; : where &lt;x&gt; is a word with letters, numbers, and underscores, specifies that a numeric or numeric array field is an enumeration type or an array of enumerations, and that value 0 carries the meaning of &lt;x&gt;</text:p>
      <text:p text:style-name="Text_20_body">or &lt;x&gt;: Adds one additional possible enumeration meaning</text:p>
      <text:p text:style-name="Standard"/>
      <text:p text:style-name="Text_20_body"/>
      <text:p text:style-name="Text_20_body"/>
      <text:p text:style-name="Text_20_body"/>
      <text:p text:style-name="Text_20_body"/>
      <text:p text:style-name="Text_20_body"/>
      <text:p text:style-name="Text_20_body"/>
      <text:h text:style-name="Heading_20_2" text:outline-level="2"><text:soft-page-break/>Data Types</text:h>
      <text:p text:style-name="Text_20_body">The valid data types are:</text:p>
      <text:p text:style-name="Text_20_body">uintX: unsigned integer X <text:s/>bits wide</text:p>
      <text:p text:style-name="Text_20_body">intX: signed integer X bits wide</text:p>
      <text:p text:style-name="Text_20_body">floatX: IEEE float X bits wide</text:p>
      <text:p text:style-name="Text_20_body">byte: An octet not intended as a numeric value</text:p>
      <text:p text:style-name="Text_20_body">utf8: An octet intended as a byte of Unicode</text:p>
      <text:p text:style-name="Text_20_body">nstr: Null terminated utf8 string</text:p>
      <text:p text:style-name="Text_20_body">blob: string of bytes prefixed by length</text:p>
      <text:p text:style-name="Text_20_body">&lt;type&gt;[X]: An X element array of &lt;type&gt;</text:p>
      <text:p text:style-name="Text_20_body">&lt;type&gt;[X:Y]: A variable array of X to Y items</text:p>
      <text:p text:style-name="Text_20_body">&lt;type&gt;[l]: An array of &lt;type&gt; prefixed by a length byte</text:p>
      <text:h text:style-name="Heading_20_2" text:outline-level="2">Sub-Tuples</text:h>
      <text:p text:style-name="Text_20_body">A set of fields enclosed in parenthesis as in:</text:p>
      <text:p text:style-name="Text_20_body">(uint64 time, uint16 value)</text:p>
      <text:p text:style-name="Text_20_body">is considered a valid basic type and one may be included as an array element.</text:p>
      <text:h text:style-name="Heading_20_2" text:outline-level="2">The CINFO Channel</text:h>
      <text:p text:style-name="Text_20_body">The CINFO channel is reserved for broadcasts describing a channel. A CINFO message begins with the owning device's UUID, then a newline, then the channel name being described (as a binary string with one leading length byte)</text:p>
      <text:p text:style-name="Text_20_body">The first line after that is the tuple description string, and after that is a free form description.</text:p>
      <text:p text:style-name="Text_20_body">If any line of free form description begins with the name of a tuple field and then a colon, the rest of the line is a description of that field specifically.</text:p>
      <text:p text:style-name="Text_20_body"><text:span text:style-name="T3">name[i]</text:span> may be used to refer to “any element of <text:span text:style-name="T5">name</text:span>”, and <text:span text:style-name="T8">name[5]</text:span><text:span text:style-name="T7"> </text:span>may be used to refer to “element 5 of <text:span text:style-name="T5">name</text:span>”. <text:s/><text:span text:style-name="T3">name.name2</text:span> syntax can be used to refer to sub-tuple elements.</text:p>
      <text:p text:style-name="P12">name[i].name2 <text:span text:style-name="T4">refers to field </text:span><text:span text:style-name="T6">name2</text:span><text:span text:style-name="T9"> of any element of array name.</text:span></text:p>
      <text:h text:style-name="Heading_20_2" text:outline-level="2">CINFO Example</text:h>
      <text:p text:style-name="Text_20_body">(Here the length prefix byte is in bold)</text:p>
      <text:h text:style-name="Code" text:outline-level="2">12457890ABCDF</text:h>
      <text:h text:style-name="Code" text:outline-level="2"><text:span text:style-name="T8">\x07</text:span>EXAMPLE</text:h>
      <text:h text:style-name="Code" text:outline-level="2">output exampletxt(utf8[60] text)</text:h>
      <text:h text:style-name="Code" text:outline-level="2">text: Some random text</text:h>
      <text:h text:style-name="Code" text:outline-level="2">This channel lets device 123456780ABCDF send random text for no reason for an example.</text:h>
      <text:p text:style-name="Standard"/>
      <text:p text:style-name="Standard">This tells us that Channel EXAMPLE is used for a message called <text:span text:style-name="T5">exampletxt</text:span> which is used for a certain device to send random text. Messages have one field called <text:s/>text which is used for random texts.</text:p>
      <text:p text:style-name="Standard"/>
      <text:p text:style-name="Standard">In user applications, channel EXAMPLE may be listed as 123456790ABCDF/exampletxt, as the device may be thought of as an object of which <text:span text:style-name="T5">exampletxt</text:span> is a property.</text:p>
      <text:h text:style-name="Heading_20_2" text:outline-level="2">Receiver Behavior</text:h>
      <text:p text:style-name="Text_20_body">When a device receives a CINFO message, it should overwrite any previous information about that channel, unless the keyword <text:span text:style-name="T5">alternate</text:span><text:span text:style-name="T7"> is used to describe the tuple.</text:span></text:p>
      <text:h text:style-name="Heading_20_2" text:outline-level="2">Sender Behavior</text:h>
      <text:p text:style-name="Text_20_body">A device should send it's CINFO upon booting up, when it is hot-plugged into the network, when SCANed (upon receiving a blank message on channel SCAN), when it's discover button(if present) is pressed, and anytime that it's CINFO data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background-image/>
      </style:paragraph-properties>
      <style:text-properties style:font-name="Linux Libertine Mono"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5</text:page-number> of <text:page-count>5</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32</meta:editing-cycles>
    <meta:editing-duration>P1DT17H39M51S</meta:editing-duration>
    <dc:title>WBTV Version 1 Protocol Specification</dc:title>
    <meta:generator>LibreOffice/3.5$Linux_X86_64 LibreOffice_project/350m1$Build-2</meta:generator>
    <meta:initial-creator>Daniel Black</meta:initial-creator>
    <dc:date>2014-02-05T01:32:08</dc:date>
    <dc:creator>Daniel Black</dc:creator>
    <dc:subject>Protocol Spec</dc:subject>
    <meta:document-statistic meta:table-count="0" meta:image-count="0" meta:object-count="0" meta:page-count="5" meta:paragraph-count="131" meta:word-count="1974" meta:character-count="11636" meta:non-whitespace-character-count="9771"/>
    <meta:template xlink:type="simple" xlink:actuate="onRequest" xlink:title="Gazebo Standard Template" xlink:href="../../../../../home/daniel/.config/libreoffice/3/user/template/Gazebo%20Standard%20Template.ott" meta:date="2013-08-30T23:59:54"/>
  </office:meta>
</office:document-meta>
</file>